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2.498cm"/>
    </style:style>
    <style:style style:name="Tabelle17.C" style:family="table-column">
      <style:table-column-properties style:column-width="1.609cm"/>
    </style:style>
    <style:style style:name="Tabelle17.D" style:family="table-column">
      <style:table-column-properties style:column-width="1.503cm"/>
    </style:style>
    <style:style style:name="Tabelle17.E" style:family="table-column">
      <style:table-column-properties style:column-width="2.013cm"/>
    </style:style>
    <style:style style:name="Tabelle17.F" style:family="table-column">
      <style:table-column-properties style:column-width="3.173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18" style:family="paragraph" style:parent-style-name="Table_20_Contents">
      <style:text-properties style:font-name="Liberation Serif1" officeooo:rsid="0075fe3c" officeooo:paragraph-rsid="00330f69"/>
    </style:style>
    <style:style style:name="P19" style:family="paragraph" style:parent-style-name="Table_20_Contents">
      <style:text-properties style:font-name="Liberation Serif1" officeooo:paragraph-rsid="00330f69"/>
    </style:style>
    <style:style style:name="P20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1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2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480e7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29" style:family="paragraph" style:parent-style-name="Table_20_Contents">
      <style:text-properties style:font-name="Liberation Serif1" officeooo:rsid="006cd5ce" officeooo:paragraph-rsid="00330f69"/>
    </style:style>
    <style:style style:name="P30" style:family="paragraph" style:parent-style-name="Table_20_Contents">
      <style:text-properties style:font-name="Liberation Serif1" officeooo:rsid="006cd5ce" officeooo:paragraph-rsid="00362289"/>
    </style:style>
    <style:style style:name="P31" style:family="paragraph" style:parent-style-name="Table_20_Contents">
      <style:text-properties style:font-name="Liberation Serif1" officeooo:rsid="0078683b" officeooo:paragraph-rsid="00330f69"/>
    </style:style>
    <style:style style:name="P32" style:family="paragraph" style:parent-style-name="Table_20_Contents">
      <style:text-properties style:font-name="Liberation Serif1" officeooo:rsid="00362289" officeooo:paragraph-rsid="00362289"/>
    </style:style>
    <style:style style:name="P33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4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015f0" officeooo:paragraph-rsid="003f451f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6b80a9" officeooo:paragraph-rsid="003f451f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8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49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50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63" style:family="paragraph" style:parent-style-name="Standard">
      <style:text-properties style:font-name="Liberation Serif1" fo:font-size="14pt" officeooo:rsid="00742a61" officeooo:paragraph-rsid="00330f69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66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cm" fo:margin-bottom="0.199cm" style:contextual-spacing="false"/>
      <style:text-properties style:font-name="Liberation Serif1" fo:font-size="12pt" officeooo:rsid="0078683b" officeooo:paragraph-rsid="00422b4c" style:font-size-asian="12pt" style:font-size-complex="12pt"/>
    </style:style>
    <style:style style:name="P68" style:family="paragraph" style:parent-style-name="Standard">
      <style:paragraph-properties fo:margin-top="0cm" fo:margin-bottom="0.199cm" style:contextual-spacing="false"/>
      <style:text-properties style:font-name="Liberation Serif1" fo:font-size="12pt" officeooo:rsid="0038fc0d" officeooo:paragraph-rsid="0038fc0d" style:font-size-asian="12pt" style:font-size-complex="12pt"/>
    </style:style>
    <style:style style:name="P69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70" style:family="paragraph" style:parent-style-name="Table_20_Contents">
      <style:text-properties style:use-window-font-color="true" loext:opacity="0%" style:font-name="Liberation Serif1" style:text-underline-style="none" fo:font-weight="normal" officeooo:rsid="00385a5d" officeooo:paragraph-rsid="00422b4c" style:font-weight-asian="normal" style:font-weight-complex="normal"/>
    </style:style>
    <style:style style:name="P71" style:family="paragraph" style:parent-style-name="Table_20_Contents">
      <style:text-properties style:use-window-font-color="true" loext:opacity="0%" style:font-name="Liberation Serif1" style:text-underline-style="none" fo:font-weight="normal" officeooo:rsid="0038fc0d" officeooo:paragraph-rsid="00422b4c" style:font-weight-asian="normal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text-properties style:font-name="Liberation Serif1"/>
    </style:style>
    <style:style style:name="P74" style:family="paragraph">
      <style:paragraph-properties fo:text-align="cente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fo:font-weight="bold" officeooo:rsid="003f451f" style:font-weight-asian="bold" style:font-weight-complex="bold"/>
    </style:style>
    <style:style style:name="T8" style:family="text">
      <style:text-properties officeooo:rsid="0072e0df"/>
    </style:style>
    <style:style style:name="T9" style:family="text">
      <style:text-properties officeooo:rsid="007ac765"/>
    </style:style>
    <style:style style:name="T10" style:family="text">
      <style:text-properties officeooo:rsid="0070c569"/>
    </style:style>
    <style:style style:name="T11" style:family="text">
      <style:text-properties officeooo:rsid="0076adde"/>
    </style:style>
    <style:style style:name="T12" style:family="text">
      <style:text-properties style:text-underline-style="none"/>
    </style:style>
    <style:style style:name="T13" style:family="text">
      <style:text-properties officeooo:rsid="003480e7"/>
    </style:style>
    <style:style style:name="T14" style:family="text">
      <style:text-properties officeooo:rsid="00362289"/>
    </style:style>
    <style:style style:name="T15" style:family="text">
      <style:text-properties officeooo:rsid="007015f0"/>
    </style:style>
    <style:style style:name="T16" style:family="text">
      <style:text-properties officeooo:rsid="00383709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fa25e" style:font-style-asian="normal" style:font-style-complex="normal"/>
    </style:style>
    <style:style style:name="T23" style:family="text">
      <style:text-properties fo:font-style="normal" officeooo:rsid="00383709" style:font-style-asian="normal" style:font-style-complex="normal"/>
    </style:style>
    <style:style style:name="T24" style:family="text">
      <style:text-properties officeooo:rsid="00385a5d"/>
    </style:style>
    <style:style style:name="T25" style:family="text">
      <style:text-properties officeooo:rsid="0038fc0d"/>
    </style:style>
    <style:style style:name="T26" style:family="text">
      <style:text-properties officeooo:rsid="003ae6e9"/>
    </style:style>
    <style:style style:name="T27" style:family="text">
      <style:text-properties officeooo:rsid="003cd900"/>
    </style:style>
    <style:style style:name="T28" style:family="text">
      <style:text-properties officeooo:rsid="003f451f"/>
    </style:style>
    <style:style style:name="T29" style:family="text">
      <style:text-properties officeooo:rsid="00415449"/>
    </style:style>
    <style:style style:name="T30" style:family="text">
      <style:text-properties officeooo:rsid="00422b4c"/>
    </style:style>
    <style:style style:name="T31" style:family="text">
      <style:text-properties style:font-name="Liberation Serif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rimärschlüssel</text:p>
      <text:p text:style-name="P33"/>
      <text:p text:style-name="P36"><text:span text:style-name="T2">Im bisherigen Datenbankentwurf des Online-Buchhandels </text:span>besteht noch <text:span text:style-name="T2">ein Problem: </text:span>die Daten <text:span text:style-name="T14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4">T</text:span>abelle <text:span text:style-name="T14">der</text:span> Bestellungen nicht herleiten, welcher Marco Schmitz das Buch Momo bestellt hat. <text:span text:style-name="T28">Außerdem können Menschen ihren Namen </text:span><text:span text:style-name="T7">ändern</text:span><text:span text:style-name="T28"> (z.B. wenn sie heiraten), ebenso ihre Adresse. Auch bei einer solchen Veränderung könnte man dann nicht mehr nachvollziehen, wer die Bestellung getätigt hat.</text:span></text:p>
      <text:p text:style-name="P37"/>
      <text:p text:style-name="P53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2568782760704"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 table:style-name="TableLine2568782771648">
          <table:table-cell table:style-name="Tabelle2.A3" office:value-type="string">
            <text:p text:style-name="P6"><draw:path text:anchor-type="paragraph" draw:z-index="2" draw:name="Form1" draw:style-name="gr3" draw:text-style-name="P74" svg:width="2.69cm" svg:height="2.257cm" draw:transform="skewX (-0.0822050077689329) rotate (0.77248272693269) translate (1.14838795113145cm 1.99992805996149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 table:style-name="TableLine2568782760128">
          <table:table-cell table:style-name="Tabelle2.A3" office:value-type="string">
            <text:p text:style-name="P10"><draw:path text:anchor-type="paragraph" draw:z-index="3" draw:name="Form1" draw:style-name="gr3" draw:text-style-name="P74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8">342349204658431</text:span></text:p>
          </table:table-cell>
        </table:table-row>
      </table:table>
      <text:p text:style-name="P37"><draw:frame text:anchor-type="paragraph" draw:z-index="4" draw:name="Form2" draw:style-name="gr2" draw:text-style-name="P73" svg:width="0.657cm" svg:height="0.489cm" svg:x="3.59cm" svg:y="0.314cm"><draw:text-box><text:p><text:span text:style-name="T31">?</text:span></text:p></draw:text-box></draw:frame></text:p>
      <text:p text:style-name="P57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leLine2568782775680"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0"><text:span text:style-name="T15">T</text:span>itel</text:p>
          </table:table-cell>
          <table:table-cell table:style-name="Tabelle11.C1" office:value-type="string">
            <text:p text:style-name="P30">Anzahl</text:p>
          </table:table-cell>
        </table:table-row>
        <table:table-row table:style-name="TableLine2568782768192"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0">Momo</text:p>
          </table:table-cell>
          <table:table-cell table:style-name="Tabelle11.C2" office:value-type="string">
            <text:p text:style-name="P30">2</text:p>
          </table:table-cell>
        </table:table-row>
      </table:table>
      <text:p text:style-name="P59"/>
      <text:p text:style-name="P35"/>
      <text:p text:style-name="P36">Deswegen benötigt man in Datenbanken für jede <text:span text:style-name="T9">Entität</text:span> eine Information, die <text:span text:style-name="T3">eindeutig</text:span> ist, also nie zweimal vorkommt, <text:span text:style-name="T28">und die </text:span><text:span text:style-name="T5">nicht veränderlich</text:span><text:span text:style-name="T13"> ist. </text:span></text:p>
      <text:p text:style-name="P40"/>
      <text:p text:style-name="P36">Für die Entitäten der Kunden <text:span text:style-name="T28">wäre</text:span> zum Beispiel die Emailadresse <text:span text:style-name="T28">eindeutig</text:span>, denn es gibt jede Emailadresse nur einmal. Allerdings<text:span text:style-name="T28"> kann ein Kunde seine Emailadresse ändern. Dann könnte man frühere Bestellungen mit der alten Emailadresse nicht mehr dem Kunden zuordnen. </text:span></text:p>
      <text:p text:style-name="P36"><text:span text:style-name="T28">Stattdessen</text:span> <text:span text:style-name="T28">sollte</text:span> <text:span text:style-name="T13">man </text:span>eine eindeutige Kundennummer einführen.</text:p>
      <text:p text:style-name="P34"><text:span text:style-name="T28">F</text:span>ür Bücher ist der Titel nicht eindeutig. <text:span text:style-name="T14">Oft </text:span>gibt <text:span text:style-name="T14">es</text:span> unterschiedliche Ausgaben, <text:span text:style-name="T14">z.B.</text:span> <text:span text:style-name="T10">eine </text:span>gebunden<text:span text:style-name="T10">e</text:span> und <text:span text:style-name="T10">eine </text:span>als Taschenbuch. <text:span text:style-name="T14">D</text:span>ie ISBN <text:span text:style-name="T14">wäre stattdessen </text:span>eine eindeutige, <text:span text:style-name="T28">unveränderliche</text:span> Information.</text:p>
      <text:p text:style-name="P34"/>
      <text:p text:style-name="P34">Eine Spalte, die jede <text:span text:style-name="T9">Entität</text:span> eindeutig <text:span text:style-name="T28">und unveränderlich</text:span> kennzeichnet, nennt man in Datenbanken einen <text:span text:style-name="T3">Primärschlüssel</text:span>. Jede Tabelle <text:span text:style-name="T10">einer Datenbank</text:span> <text:span text:style-name="T10">sollte</text:span> einen Primärschlüssel <text:span text:style-name="T10">haben</text:span>. </text:p>
      <text:p text:style-name="P34">Die Überschrift dieser Spalte wird unterstrichen, um den Primärschlüssel zu kennzeichnen:</text:p>
      <text:p text:style-name="P37"/>
      <text:p text:style-name="P37"/>
      <text:p text:style-name="P53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 table:style-name="TableLine2568782768768"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21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 table:style-name="TableLine2568782774528"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6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 table:style-name="TableLine2568782765600"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6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7"/>
      <text:p text:style-name="P53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 table:style-name="TableLine2568782769632"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 table:style-name="TableLine2568782791232">
          <table:table-cell table:style-name="Tabelle8.A3" office:value-type="string">
            <text:p text:style-name="P32">Der kleine Hobbit</text:p>
          </table:table-cell>
          <table:table-cell table:style-name="Tabelle8.B2" office:value-type="string">
            <text:p text:style-name="P32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4">0</text:span>,99</text:p>
          </table:table-cell>
          <table:table-cell table:style-name="Tabelle8.E2" office:value-type="string">
            <text:p text:style-name="P6">25</text:p>
          </table:table-cell>
        </table:table-row>
        <table:table-row table:style-name="TableLine2568782785472"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3"/>
      <text:p text:style-name="P63"><text:soft-page-break/><text:span text:style-name="T4">P</text:span><text:span text:style-name="T3">rimärschlüssel aus mehreren Spalten</text:span></text:p>
      <text:p text:style-name="P41"/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leLine2568782787776">
          <table:table-cell table:style-name="Tabelle9.A1" office:value-type="string">
            <text:p text:style-name="P43">In manchen Fällen bestehen Primärschlüssel aus mehreren Spalten. Im <text:span text:style-name="T16">abgebildeten</text:span> Beispiel <text:span text:style-name="T11">ist die Spalte „Name“ nicht eindeutig, es gibt zwei Personen mit dem Namen Marco Schmitz. Die Spalte „Geburtsdatum“ nicht ebenfalls nicht eindeutig, es gibt zwei Personen, die am</text:span></text:p>
          </table:table-cell>
          <table:table-cell table:style-name="Tabelle9.A1" office:value-type="string">
            <text:p text:style-name="P42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leLine2568782792960"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 table:style-name="TableLine2568782784608"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5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 table:style-name="TableLine2568782777120">
                <table:table-cell table:style-name="Tabelle10.A4" office:value-type="string">
                  <text:p text:style-name="P18">Marco Schmitz</text:p>
                </table:table-cell>
                <table:table-cell table:style-name="Tabelle10.B3" office:value-type="string">
                  <text:p text:style-name="P15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 table:style-name="TableLine2568782778848"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5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19"/>
          </table:table-cell>
        </table:table-row>
      </table:table>
      <text:p text:style-name="P44">die am gleichen Tag Geburtstag haben. </text:p>
      <text:p text:style-name="P42"/>
      <text:p text:style-name="P44">Zusammen sind die Information aber eindeutig <text:span text:style-name="T9">(</text:span>wenn wir annehmen, dass keine zwei Menschen mit dem gleichen Namen auch noch am gleichen Tag Geburtstag haben<text:span text:style-name="T9">).</text:span></text:p>
      <text:p text:style-name="P42"/>
      <text:p text:style-name="P41"/>
      <text:p text:style-name="P58">Fremdschlüssel</text:p>
      <text:p text:style-name="P41"/>
      <text:p text:style-name="P41"><text:span text:style-name="T9">Der Beziehungstyp „Bestellung“ </text:span>verwendet <text:span text:style-name="T10">Daten aus den Primärschlüsseln der beiden Entitätstypen, nämlich die KdNr aus der Tabelle Kunde und die ISBN aus der Tabelle Buch.</text:span></text:p>
      <text:p text:style-name="P41">Wenn eine Tabelle Daten aus den Primärschlüssel-<text:span text:style-name="T10">Spalten</text:span> anderer Tabellen verwendet, <text:span text:style-name="T10">heißen diese Spalten </text:span><text:span text:style-name="T3">Fremdschlüssel</text:span>. </text:p>
      <text:p text:style-name="P41">Für die Tabelle „Bestellung“ sind die Spalten „<text:span text:style-name="T27">KdNr</text:span>“ und „ISBN“ also Fremdschlüssel.</text:p>
      <text:p text:style-name="P41"/>
      <text:p text:style-name="P54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leLine2568782788640">
          <table:table-cell table:style-name="Tabelle4.A1" office:value-type="string">
            <text:p text:style-name="P14"><draw:line text:anchor-type="paragraph" draw:z-index="1" draw:name="Form3" draw:style-name="gr4" draw:text-style-name="P74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23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 table:style-name="TableLine2568782794112"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7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 table:style-name="TableLine2568782790368"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7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8"/>
      <text:p text:style-name="P53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leLine2568782792672">
          <table:table-cell table:style-name="Tabelle5.A1" office:value-type="string">
            <text:p text:style-name="P6"><draw:line text:anchor-type="paragraph" draw:z-index="0" draw:name="Form4" draw:style-name="gr4" draw:text-style-name="P74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 table:style-name="TableLine2568782787488">
          <table:table-cell table:style-name="Tabelle5.A3" office:value-type="string">
            <text:p text:style-name="P32">Der kleine Hobbit</text:p>
          </table:table-cell>
          <table:table-cell table:style-name="Tabelle5.B2" office:value-type="string">
            <text:p text:style-name="P32">J.R.R. Tolkien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<text:span text:style-name="T14">0</text:span>,99</text:p>
          </table:table-cell>
          <table:table-cell table:style-name="Tabelle5.E2" office:value-type="string">
            <text:p text:style-name="P6">25</text:p>
          </table:table-cell>
        </table:table-row>
        <table:table-row table:style-name="TableLine2568782807648"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7"/>
      <text:p text:style-name="P56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568782801312">
          <table:table-cell table:style-name="Tabelle6.A1" office:value-type="string">
            <text:p text:style-name="P24">KdNr</text:p>
          </table:table-cell>
          <table:table-cell table:style-name="Tabelle6.A1" office:value-type="string">
            <text:p text:style-name="P20">ISBN</text:p>
          </table:table-cell>
          <table:table-cell table:style-name="Tabelle6.C1" office:value-type="string">
            <text:p text:style-name="P29">Anzahl</text:p>
          </table:table-cell>
        </table:table-row>
        <table:table-row table:style-name="TableLine2568782808800">
          <table:table-cell table:style-name="Tabelle6.A3" office:value-type="string">
            <text:p text:style-name="P24">1</text:p>
          </table:table-cell>
          <table:table-cell table:style-name="Tabelle6.B2" office:value-type="string">
            <text:p text:style-name="P21">14-234-59608</text:p>
          </table:table-cell>
          <table:table-cell table:style-name="Tabelle6.C2" office:value-type="string">
            <text:p text:style-name="P29">2</text:p>
          </table:table-cell>
        </table:table-row>
        <table:table-row table:style-name="TableLine2568782807936">
          <table:table-cell table:style-name="Tabelle6.A3" office:value-type="string">
            <text:p text:style-name="P24">2</text:p>
          </table:table-cell>
          <table:table-cell table:style-name="Tabelle6.B3" office:value-type="string">
            <text:p text:style-name="P21">12-131-41516</text:p>
          </table:table-cell>
          <table:table-cell table:style-name="Tabelle6.C3" office:value-type="string">
            <text:p text:style-name="P29">1</text:p>
          </table:table-cell>
        </table:table-row>
      </table:table>
      <text:p text:style-name="P33"/>
      <text:p text:style-name="P50"/>
      <text:p text:style-name="P60">Aufgabe 1</text:p>
      <text:p text:style-name="P42"/>
      <text:p text:style-name="P43">Fremdschlüssel <text:span text:style-name="T11">sind nicht immer auch</text:span><text:span text:style-name="T12"> Primärschlüssel</text:span>. </text:p>
      <text:p text:style-name="P43">Überlege, warum für die Tabelle Bestellung die Spalten Emailadresse und ISBN zusammen keinen Primärschlüssel darstellen. </text:p>
      <text:p text:style-name="P45">Wie könnte man die Tabelle „Bestellung“ um einen Primärschlüssel erweitern?</text:p>
      <text:p text:style-name="P45"/>
      <text:p text:style-name="P62"><text:soft-page-break/><text:span text:style-name="T3">Aufgabe </text:span><text:span text:style-name="T6">2</text:span></text:p>
      <text:p text:style-name="P46"/>
      <text:p text:style-name="P47">Die folgende Tabelle enthält den Wochenplan einer Sprachschule. </text:p>
      <text:p text:style-name="P47">Überlege, welche Spalten zusammen einen Datensatz eindeutig kennzeichnen und damit als Primärschlüssel in Frage kommen <text:span text:style-name="T25">(</text:span>ohne eine weitere Spalte hinzuzufügen<text:span text:style-name="T25">)</text:span>.</text:p>
      <text:p text:style-name="P46"/>
      <text:p text:style-name="P4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568782796128">
          <table:table-cell table:style-name="Tabelle3.A1" office:value-type="string">
            <text:p text:style-name="P31">KursNr</text:p>
          </table:table-cell>
          <table:table-cell table:style-name="Tabelle3.A1" office:value-type="string">
            <text:p text:style-name="P31">Kurs</text:p>
          </table:table-cell>
          <table:table-cell table:style-name="Tabelle3.A1" office:value-type="string">
            <text:p text:style-name="P31">Dozent</text:p>
          </table:table-cell>
          <table:table-cell table:style-name="Tabelle3.A1" office:value-type="string">
            <text:p text:style-name="P31">Tag</text:p>
          </table:table-cell>
          <table:table-cell table:style-name="Tabelle3.A1" office:value-type="string">
            <text:p text:style-name="P31">Zeit</text:p>
          </table:table-cell>
          <table:table-cell table:style-name="Tabelle3.F1" office:value-type="string">
            <text:p text:style-name="P31">Raum</text:p>
          </table:table-cell>
        </table:table-row>
        <table:table-row table:style-name="TableLine2568782803040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2" office:value-type="string">
            <text:p text:style-name="P31">Le Clerc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2" office:value-type="string">
            <text:p text:style-name="P31">E12</text:p>
          </table:table-cell>
        </table:table-row>
        <table:table-row table:style-name="TableLine2568782801600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3" office:value-type="string">
            <text:p text:style-name="P31">Le Clerc</text:p>
          </table:table-cell>
          <table:table-cell table:style-name="Tabelle3.D8" office:value-type="string">
            <text:p text:style-name="P31">Donnerstag</text:p>
          </table:table-cell>
          <table:table-cell table:style-name="Tabelle3.E8" office:value-type="string">
            <text:p text:style-name="P31">17:00</text:p>
          </table:table-cell>
          <table:table-cell table:style-name="Tabelle3.F3" office:value-type="string">
            <text:p text:style-name="P31">C03</text:p>
          </table:table-cell>
        </table:table-row>
        <table:table-row table:style-name="TableLine2568782796416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568782804768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ittwoch</text:p>
          </table:table-cell>
          <table:table-cell table:style-name="Tabelle3.E8" office:value-type="string">
            <text:p text:style-name="P31">20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568782800736">
          <table:table-cell table:style-name="Tabelle3.A8" office:value-type="string">
            <text:p text:style-name="P31">Frz_3</text:p>
          </table:table-cell>
          <table:table-cell table:style-name="Tabelle3.B8" office:value-type="string">
            <text:p text:style-name="P31">Französisch Aufbau</text:p>
          </table:table-cell>
          <table:table-cell table:style-name="Tabelle3.C8" office:value-type="string">
            <text:p text:style-name="P31">Le Clerc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B04</text:p>
          </table:table-cell>
        </table:table-row>
        <table:table-row table:style-name="TableLine2568782813120">
          <table:table-cell table:style-name="Tabelle3.A8" office:value-type="string">
            <text:p text:style-name="P31">Sp_1</text:p>
          </table:table-cell>
          <table:table-cell table:style-name="Tabelle3.B8" office:value-type="string">
            <text:p text:style-name="P31">Spanisch Basis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Frei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E12</text:p>
          </table:table-cell>
        </table:table-row>
        <table:table-row table:style-name="TableLine2568782797568">
          <table:table-cell table:style-name="Tabelle3.A8" office:value-type="string">
            <text:p text:style-name="P31">Sp_2</text:p>
          </table:table-cell>
          <table:table-cell table:style-name="Tabelle3.B8" office:value-type="string">
            <text:p text:style-name="P31">Spanisch Aufbau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C03</text:p>
          </table:table-cell>
        </table:table-row>
      </table:table>
      <text:p text:style-name="P46"/>
      <text:p text:style-name="P45"/>
      <text:p text:style-name="P61">Aufgabe <text:span text:style-name="T25">3</text:span></text:p>
      <text:p text:style-name="P47"/>
      <text:p text:style-name="P48">Für die folgenden Entitäts- und Beziehungstabellen <text:span text:style-name="T25">gehören zur Datenbank einer Fluggesellschaft.</text:span></text:p>
      <text:p text:style-name="P49">Es ist jeweils ein Beispieldatensatz abgebildet.</text:p>
      <text:p text:style-name="P48"><text:span text:style-name="T25">B</text:span>estimme <text:span text:style-name="T26">für jede Tabelle</text:span> einen Primärschlüssel, <text:span text:style-name="T25">ohne weitere Spalten hinzuzufügen.</text:span></text:p>
      <text:p text:style-name="P48">Markiere außerdem, bei welchen Spalten es sich um Fremdschlüssel handelt.</text:p>
      <text:p text:style-name="P47"/>
      <text:p text:style-name="P55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568782801888">
          <table:table-cell table:style-name="Tabelle12.A1" office:value-type="string">
            <text:p text:style-name="P25">KdNr</text:p>
          </table:table-cell>
          <table:table-cell table:style-name="Tabelle12.A1" office:value-type="string">
            <text:p text:style-name="P22">Name</text:p>
          </table:table-cell>
          <table:table-cell table:style-name="Tabelle12.A1" office:value-type="string">
            <text:p text:style-name="P22">Emailadresse</text:p>
          </table:table-cell>
          <table:table-cell table:style-name="Tabelle12.D1" office:value-type="string">
            <text:p text:style-name="P26">Adresse</text:p>
          </table:table-cell>
        </table:table-row>
        <table:table-row table:style-name="TableLine2568782795264">
          <table:table-cell table:style-name="Tabelle12.A2" office:value-type="string">
            <text:p text:style-name="P26">001</text:p>
          </table:table-cell>
          <table:table-cell table:style-name="Tabelle12.B2" office:value-type="string">
            <text:p text:style-name="P26">Jens Koch</text:p>
          </table:table-cell>
          <table:table-cell table:style-name="Tabelle12.C2" office:value-type="string">
            <text:p text:style-name="P22"><text:span text:style-name="T24">koch</text:span>@<text:span text:style-name="T24">yahoo.de</text:span></text:p>
          </table:table-cell>
          <table:table-cell table:style-name="Tabelle12.D2" office:value-type="string">
            <text:p text:style-name="P26">Stammstraße 10, 50823 Köln</text:p>
          </table:table-cell>
        </table:table-row>
      </table:table>
      <text:p text:style-name="P39"/>
      <text:p text:style-name="P52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 table:style-name="TableLine2568782798720">
          <table:table-cell table:style-name="Tabelle13.A1" office:value-type="string">
            <text:p text:style-name="P28">FlugNr</text:p>
          </table:table-cell>
          <table:table-cell table:style-name="Tabelle13.A1" office:value-type="string">
            <text:p text:style-name="P26">Start</text:p>
          </table:table-cell>
          <table:table-cell table:style-name="Tabelle13.A1" office:value-type="string">
            <text:p text:style-name="P26">Ziel</text:p>
          </table:table-cell>
          <table:table-cell table:style-name="Tabelle13.A1" office:value-type="string">
            <text:p text:style-name="P26">Wochentag<text:span text:style-name="T30">e</text:span></text:p>
          </table:table-cell>
          <table:table-cell table:style-name="Tabelle13.A1" office:value-type="string">
            <text:p text:style-name="P26">Startzeit</text:p>
          </table:table-cell>
          <table:table-cell table:style-name="Tabelle13.F1" office:value-type="string">
            <text:p text:style-name="P26">Dauer</text:p>
          </table:table-cell>
        </table:table-row>
        <table:table-row table:style-name="TableLine2568782806496">
          <table:table-cell table:style-name="Tabelle13.A2" office:value-type="string">
            <text:p text:style-name="P26">231</text:p>
          </table:table-cell>
          <table:table-cell table:style-name="Tabelle13.B2" office:value-type="string">
            <text:p text:style-name="P26">Frankfurt</text:p>
          </table:table-cell>
          <table:table-cell table:style-name="Tabelle13.C2" office:value-type="string">
            <text:p text:style-name="P26">Dubai</text:p>
          </table:table-cell>
          <table:table-cell table:style-name="Tabelle13.D2" office:value-type="string">
            <text:p text:style-name="P26">Mo, <text:span text:style-name="T30">Di, Do</text:span></text:p>
          </table:table-cell>
          <table:table-cell table:style-name="Tabelle13.E2" office:value-type="string">
            <text:p text:style-name="P26">12:00</text:p>
          </table:table-cell>
          <table:table-cell table:style-name="Tabelle13.F2" office:value-type="string">
            <text:p text:style-name="P26">4:30</text:p>
          </table:table-cell>
        </table:table-row>
      </table:table>
      <text:p text:style-name="P39"/>
      <table:table table:name="Tabelle14" table:style-name="Tabelle14">
        <table:table-column table:style-name="Tabelle14.A"/>
        <table:table-column table:style-name="Tabelle14.B"/>
        <table:table-row table:style-name="TableLine2568782813408">
          <table:table-cell table:style-name="Tabelle14.A1" office:value-type="string">
            <text:p text:style-name="P52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leLine2568782739392">
                <table:table-cell table:style-name="Tabelle15.A1" office:value-type="string">
                  <text:p text:style-name="P26">FlugzeugNr</text:p>
                </table:table-cell>
                <table:table-cell table:style-name="Tabelle15.A1" office:value-type="string">
                  <text:p text:style-name="P26">Modell</text:p>
                </table:table-cell>
                <table:table-cell table:style-name="Tabelle15.C1" office:value-type="string">
                  <text:p text:style-name="P27">Plätze</text:p>
                </table:table-cell>
              </table:table-row>
              <table:table-row table:style-name="TableLine2568763758592">
                <table:table-cell table:style-name="Tabelle15.A2" office:value-type="string">
                  <text:p text:style-name="P26">A1123</text:p>
                </table:table-cell>
                <table:table-cell table:style-name="Tabelle15.B2" office:value-type="string">
                  <text:p text:style-name="P26">Airbus A30<text:span text:style-name="T25">0</text:span></text:p>
                </table:table-cell>
                <table:table-cell table:style-name="Tabelle15.C2" office:value-type="string">
                  <text:p text:style-name="P27">280</text:p>
                </table:table-cell>
              </table:table-row>
            </table:table>
            <text:p text:style-name="P51"/>
          </table:table-cell>
          <table:table-cell table:style-name="Tabelle14.A1" office:value-type="string">
            <text:p text:style-name="P52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leLine2568763759456">
                <table:table-cell table:style-name="Tabelle16.A1" office:value-type="string">
                  <text:p text:style-name="P26">FlugNr</text:p>
                </table:table-cell>
                <table:table-cell table:style-name="Tabelle16.A1" office:value-type="string">
                  <text:p text:style-name="P27">Datum</text:p>
                </table:table-cell>
                <table:table-cell table:style-name="Tabelle16.C1" office:value-type="string">
                  <text:p text:style-name="P27">Flugzeug</text:p>
                </table:table-cell>
              </table:table-row>
              <table:table-row table:style-name="TableLine2568763754560">
                <table:table-cell table:style-name="Tabelle16.A2" office:value-type="string">
                  <text:p text:style-name="P26">231</text:p>
                </table:table-cell>
                <table:table-cell table:style-name="Tabelle16.B2" office:value-type="string">
                  <text:p text:style-name="P27">04.08.2020</text:p>
                </table:table-cell>
                <table:table-cell table:style-name="Tabelle16.C2" office:value-type="string">
                  <text:p text:style-name="P27">A1123</text:p>
                </table:table-cell>
              </table:table-row>
            </table:table>
            <text:p text:style-name="P47"/>
          </table:table-cell>
        </table:table-row>
      </table:table>
      <text:p text:style-name="P39"/>
      <text:p text:style-name="P68"><text:span text:style-name="T17">Buchung</text:span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 table:style-name="TableLine2568918049984">
          <table:table-cell table:style-name="Tabelle17.A1" office:value-type="string">
            <text:p text:style-name="P70">FlugNr</text:p>
          </table:table-cell>
          <table:table-cell table:style-name="Tabelle17.A1" office:value-type="string">
            <text:p text:style-name="P71">Datum</text:p>
          </table:table-cell>
          <table:table-cell table:style-name="Tabelle17.A1" office:value-type="string">
            <text:p text:style-name="P71">KdNr</text:p>
          </table:table-cell>
          <table:table-cell table:style-name="Tabelle17.A1" office:value-type="string">
            <text:p text:style-name="P71">Platz</text:p>
          </table:table-cell>
          <table:table-cell table:style-name="Tabelle17.A1" office:value-type="string">
            <text:p text:style-name="P71">Preis</text:p>
          </table:table-cell>
          <table:table-cell table:style-name="Tabelle17.F1" office:value-type="string">
            <text:p text:style-name="P71">Zahlungsmittel</text:p>
          </table:table-cell>
        </table:table-row>
        <table:table-row table:style-name="TableLine2568918066688">
          <table:table-cell table:style-name="Tabelle17.A2" office:value-type="string">
            <text:p text:style-name="P70">231</text:p>
          </table:table-cell>
          <table:table-cell table:style-name="Tabelle17.B2" office:value-type="string">
            <text:p text:style-name="P71">04.08.2020</text:p>
          </table:table-cell>
          <table:table-cell table:style-name="Tabelle17.C2" office:value-type="string">
            <text:p text:style-name="P71">001</text:p>
          </table:table-cell>
          <table:table-cell table:style-name="Tabelle17.D2" office:value-type="string">
            <text:p text:style-name="P71">19</text:p>
          </table:table-cell>
          <table:table-cell table:style-name="Tabelle17.E2" office:value-type="string">
            <text:p text:style-name="P71">199,0<text:span text:style-name="T29">0</text:span></text:p>
          </table:table-cell>
          <table:table-cell table:style-name="Tabelle17.F2" office:value-type="string">
            <text:p text:style-name="P71">Kreditkarte</text:p>
          </table:table-cell>
        </table:table-row>
      </table:table>
      <text:p text:style-name="P67"/>
      <text:p text:style-name="P46"/>
      <text:p text:style-name="P65"><draw:frame text:anchor-type="paragraph" draw:z-index="5" draw:name="Form1" draw:style-name="gr1" draw:text-style-name="P72" svg:width="1.795cm" svg:height="0.63cm" svg:x="15.196cm" svg:y="0.242cm"><draw:image xlink:href="Pictures/10000000000000580000001F84D8045FF773DCF2.png" xlink:type="simple" xlink:show="embed" xlink:actuate="onLoad" draw:mime-type="image/png"><text:p/></draw:image></draw:frame></text:p>
      <text:p text:style-name="P64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3">l</text:span><text:span text:style-name="T21">i</text:span><text:span text:style-name="T22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68782767904"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5T08:24:16.240000000</dc:date>
    <meta:editing-duration>PT5H27M38S</meta:editing-duration>
    <meta:editing-cycles>46</meta:editing-cycles>
    <meta:generator>LibreOffice/7.3.3.2$Windows_X86_64 LibreOffice_project/d1d0ea68f081ee2800a922cac8f79445e4603348</meta:generator>
    <meta:document-statistic meta:table-count="17" meta:image-count="0" meta:object-count="0" meta:page-count="3" meta:paragraph-count="235" meta:word-count="697" meta:character-count="4921" meta:non-whitespace-character-count="4449"/>
  </office:meta>
</office:document-meta>
</file>